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3000002C5CD595F41EDC497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2.113cm" draw:z-index="0"><draw:image xlink:href="Pictures/10000201000003E3000002C5CD595F41EDC4972E.png" xlink:type="simple" xlink:show="embed" xlink:actuate="onLoad" loext:mime-type="image/png"/></draw:frame><draw:frame draw:style-name="fr1" draw:name="Image2" text:anchor-type="char" svg:x="-0.203cm" svg:y="12.7cm" svg:width="17cm" svg:height="12.113cm" draw:z-index="1"><draw:image xlink:href="Pictures/10000201000003E3000002C5CD595F41EDC497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0:17:03.073567948</meta:creation-date>
    <dc:date>2021-11-30T10:17:39.743449588</dc:date>
    <meta:editing-duration>PT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